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IPAexGothic" svg:font-family="IPAexGothic" style:font-family-generic="roman" style:font-pitch="variable"/>
    <style:font-face style:name="Liberation Sans" svg:font-family="'Liberation Sans'" style:font-family-generic="roman" style:font-pitch="variable"/>
    <style:font-face style:name="IPAexGothic1" svg:font-family="IPAexGothic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cc99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cc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35cm" draw:marker-end-width="0.35cm" draw:fill="solid" draw:fill-color="#ffffcc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svg:stroke-width="0.05cm" svg:stroke-color="#000000" draw:marker-start-width="0.28cm" draw:marker-end-width="0.28cm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03cm" svg:stroke-color="#000000" draw:marker-start-width="0.25cm" draw:marker-end-width="0.25cm" draw:fill-color="#e6e6ff" draw:textarea-horizontal-align="justify" draw:textarea-vertical-align="middle" draw:auto-grow-height="false" fo:padding-top="0.14cm" fo:padding-bottom="0.14cm" fo:padding-left="0.265cm" fo:padding-right="0.265cm"/>
    </style:style>
    <style:style style:name="gr9" style:family="graphic" style:parent-style-name="standard">
      <style:graphic-properties draw:stroke="dash" draw:stroke-dash="Ultrafine_20_Dashed" svg:stroke-width="0.02cm" svg:stroke-color="#000000" draw:marker-start-width="0.23cm" draw:marker-end-width="0.23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10" style:family="graphic" style:parent-style-name="standard">
      <style:graphic-properties svg:stroke-width="0.05cm" svg:stroke-color="#000000" draw:marker-start-width="0.28cm" draw:marker-end-width="0.28cm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standard">
      <style:graphic-properties draw:stroke="none" draw:fill="none" fo:min-height="0.713cm"/>
    </style:style>
    <style:style style:name="gr12" style:family="graphic" style:parent-style-name="standard">
      <style:graphic-properties svg:stroke-width="0.03cm" svg:stroke-color="#000000" draw:marker-start-width="0.25cm" draw:marker-end-width="0.25cm" draw:fill-color="#e6e6ff" draw:textarea-horizontal-align="justify" draw:textarea-vertical-align="middle" draw:auto-grow-height="false" fo:padding-top="0.14cm" fo:padding-bottom="0.14cm" fo:padding-left="0.265cm" fo:padding-right="0.265cm"/>
    </style:style>
    <style:style style:name="gr13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1cm" draw:marker-start="Arrow" draw:marker-start-width="0.4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3cm" svg:height="1.9cm" svg:x="0.3cm" svg:y="11.1cm">
          <text:p text:style-name="P1">Zabbix</text:p>
          <text:p text:style-name="P1">Server</text:p>
          <draw:enhanced-geometry svg:viewBox="0 0 21600 21600" draw:type="rectangle" draw:enhanced-path="M 0 0 L 21600 0 21600 21600 0 21600 0 0 Z N"/>
        </draw:custom-shape>
        <draw:frame draw:style-name="gr2" draw:layer="layout" svg:width="2.403cm" svg:height="1.673cm" svg:x="2.4cm" svg:y="8.327cm">
          <draw:text-box>
            <text:p>Zabbix</text:p>
            <text:p>API</text:p>
          </draw:text-box>
        </draw:frame>
        <draw:custom-shape draw:style-name="gr3" draw:text-style-name="P1" draw:layer="layout" svg:width="14.9cm" svg:height="1.8cm" svg:x="0.4cm" svg:y="4.5cm">
          <text:p text:style-name="P1">Hatohol server process <text:s text:c="8"/></text:p>
          <text:p text:style-name="P1">(written in C++) <text:s text:c="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9cm" svg:height="1.9cm" svg:x="0.4cm" svg:y="0.7cm">
          <text:p text:style-name="P1">Hatohol Web front-end</text:p>
          <text:p text:style-name="P1">(using Django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1.4cm" svg:x="7.719cm" svg:y="11.5cm">
          <text:p text:style-name="P1">Nagios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3.6cm" svg:height="1.8cm" svg:x="13cm" svg:y="0.7cm">
          <text:p text:style-name="P1">Operator's</text:p>
          <text:p text:style-name="P1">P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2.9cm" svg:height="1.6cm" svg:x="9.8cm" svg:y="0.8cm">
          <text:p text:style-name="P1">HTTP</text:p>
          <draw:enhanced-geometry svg:viewBox="0 0 21600 21600" draw:text-areas="0 ?f0 ?f5 ?f2" draw:type="right-arrow" draw:modifiers="15017.993795243 5338.8407728181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7" draw:text-style-name="P1" draw:layer="layout" svg:x1="1.8cm" svg:y1="11.1cm" svg:x2="3cm" svg:y2="6.5cm">
          <text:p/>
        </draw:line>
        <draw:custom-shape draw:style-name="gr5" draw:text-style-name="P1" draw:layer="layout" svg:width="2.8cm" svg:height="1.4cm" svg:x="7.919cm" svg:y="8.3cm">
          <text:p text:style-name="P1">ndo2db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7cm" svg:height="1.5cm" svg:x="5.619cm" svg:y="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7" draw:text-style-name="P1" draw:layer="layout" svg:x1="6.519cm" svg:y1="8.2cm" svg:x2="6.019cm" svg:y2="6.4cm">
          <text:p/>
        </draw:line>
        <draw:frame draw:style-name="gr2" draw:text-style-name="P1" draw:layer="layout" svg:width="2.619cm" svg:height="1.673cm" svg:x="5.3cm" svg:y="9.327cm">
          <draw:text-box>
            <text:p text:style-name="P1">MySQL</text:p>
            <text:p text:style-name="P1">DB</text:p>
          </draw:text-box>
        </draw:frame>
        <draw:line draw:style-name="gr7" draw:text-style-name="P1" draw:layer="layout" svg:x1="9.219cm" svg:y1="11.5cm" svg:x2="9.219cm" svg:y2="9.7cm">
          <text:p/>
        </draw:line>
        <draw:custom-shape draw:style-name="gr9" draw:text-style-name="P1" draw:layer="layout" svg:width="5.9cm" svg:height="3.1cm" svg:x="5.319cm" svg:y="7.8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3.144cm" svg:height="0.962cm" svg:x="8.175cm" svg:y="6.9cm">
          <draw:text-box>
            <text:p text:style-name="P1">NDOUtils</text:p>
          </draw:text-box>
        </draw:frame>
        <draw:line draw:style-name="gr7" draw:text-style-name="P1" draw:layer="layout" svg:x1="7.919cm" svg:y1="8.9cm" svg:x2="6.819cm" svg:y2="8.9cm">
          <text:p/>
        </draw:line>
        <draw:custom-shape draw:style-name="gr10" draw:text-style-name="P1" draw:layer="layout" svg:width="1.5cm" svg:height="1.5cm" svg:x="2.9cm" svg:y="2.8cm">
          <text:p/>
          <draw:enhanced-geometry svg:viewBox="0 0 21600 21600" draw:text-areas="?f0 ?f7 ?f2 21600" draw:type="up-arrow" draw:modifiers="8792.5383077948 4806.39573617588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1" draw:layer="layout" svg:width="4.621cm" svg:height="0.963cm" svg:x="4.279cm" svg:y="3.137cm">
          <draw:text-box>
            <text:p text:style-name="P1">REST + JSON</text:p>
          </draw:text-box>
        </draw:frame>
        <draw:custom-shape draw:style-name="gr12" draw:text-style-name="P2" draw:layer="layout" svg:width="1.7cm" svg:height="1.6cm" svg:x="13.2cm" svg:y="3.2cm">
          <text:p text:style-name="P1"><text:span text:style-name="T1">MySQ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2" draw:text-style-name="P3" draw:layer="layout" svg:width="8.647cm" svg:height="1.521cm" svg:x="14.8cm" svg:y="3.044cm">
          <draw:text-box>
            <text:p text:style-name="P3"><text:span text:style-name="T2">Config. and Monitoring Data</text:span><text:span text:style-name="T2"><text:line-break/></text:span><text:span text:style-name="T2"> <text:s text:c="24"/>(events, triggers)</text:span></text:p>
          </draw:text-box>
        </draw:frame>
        <draw:custom-shape draw:style-name="gr1" draw:text-style-name="P1" draw:layer="layout" svg:width="4.4cm" svg:height="1.9cm" svg:x="12.2cm" svg:y="11.1cm">
          <text:p text:style-name="P1">OpenStack</text:p>
          <text:p text:style-name="P1">(Ceilometer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cm" svg:height="1.9cm" svg:x="17.3cm" svg:y="11.1cm">
          <text:p text:style-name="P1">Fluentd</text:p>
          <text:p text:style-name="P1">plugin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4.3cm" svg:y1="11.1cm" svg:x2="12.9cm" svg:y2="6.6cm">
          <text:p/>
        </draw:line>
        <draw:line draw:style-name="gr7" draw:text-style-name="P1" draw:layer="layout" svg:x1="18.5cm" svg:y1="11.1cm" svg:x2="14.5cm" svg:y2="6.6cm">
          <text:p/>
        </draw:line>
        <draw:custom-shape draw:style-name="gr13" draw:text-style-name="P4" draw:layer="layout" svg:width="6.2cm" svg:height="1.1cm" svg:x="12.1cm" svg:y="8.2cm">
          <text:p text:style-name="P4"><text:span text:style-name="T2">AMQP Broker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5.5cm" svg:height="0.9cm" svg:x="9.6cm" svg:y="5.6cm">
          <text:p text:style-name="P4"><text:span text:style-name="T2">H</text:span><text:span text:style-name="T3">atohol </text:span><text:span text:style-name="T2">A</text:span><text:span text:style-name="T3">rm </text:span><text:span text:style-name="T2">P</text:span><text:span text:style-name="T3">lugin </text:span><text:span text:style-name="T2">I</text:span><text:span text:style-name="T3">nterfac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cm" svg:height="1.4cm" svg:x="19.9cm" svg:y="5.1cm">
          <text:p text:style-name="P1">Redmine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9.8cm" svg:y1="5.8cm" svg:x2="15.4cm" svg:y2="5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IPAexGothic" svg:font-family="IPAexGothic" style:font-family-generic="roman" style:font-pitch="variable"/>
    <style:font-face style:name="Liberation Sans" svg:font-family="'Liberation Sans'" style:font-family-generic="roman" style:font-pitch="variable"/>
    <style:font-face style:name="IPAexGothic1" svg:font-family="IPAexGothic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IPAexGothic" fo:font-size="24pt" fo:language="en" fo:country="US" style:font-name-asian="IPAexGothic1" style:font-size-asian="24pt" style:language-asian="ja" style:country-asian="JP" style:font-name-complex="IPAex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IPAexGothic1" style:font-family-asian="IPAex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5cm" fo:page-height="1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yamato </meta:initial-creator>
    <meta:creation-date>2013-06-24T16:00:20</meta:creation-date>
    <meta:generator>LibreOffice/4.2.6.3$Linux_X86_64 LibreOffice_project/420m0$Build-3</meta:generator>
    <dc:date>2014-09-26T08:14:39.590643049</dc:date>
    <meta:editing-duration>PT15H10M59S</meta:editing-duration>
    <meta:editing-cycles>11</meta:editing-cycles>
    <dc:creator>kyamato </dc:creator>
    <meta:document-statistic meta:object-count="28"/>
  </office:meta>
</office:document-meta>
</file>